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775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44in" fo:break-before="auto" style:use-optimal-row-height="true"/>
    </style:style>
    <style:style style:name="ro2" style:family="table-row">
      <style:table-row-properties style:row-height="0.184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PageStyle_5f_px-d-01-2A002013116101785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/>
      <table:table table:name="px-d-01-2A002013116101785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3" table:default-cell-style-name="Default"/>
        <table:table-row table:style-name="ro1" table:number-rows-repeated="4">
          <table:table-cell table:number-columns-repeated="4"/>
        </table:table-row>
        <table:table-row table:style-name="ro1">
          <table:table-cell/>
          <table:table-cell office:value-type="string">
            <text:p>Total</text:p>
          </table:table-cell>
          <table:table-cell office:value-type="string">
            <text:p>Mann</text:p>
          </table:table-cell>
          <table:table-cell office:value-type="string">
            <text:p>Frau</text:p>
          </table:table-cell>
        </table:table-row>
        <table:table-row table:style-name="ro1">
          <table:table-cell/>
          <table:table-cell table:number-columns-repeated="3" office:value-type="string">
            <text:p>2012</text:p>
          </table:table-cell>
        </table:table-row>
        <table:table-row table:style-name="ro2">
          <table:table-cell/>
          <table:table-cell table:number-columns-repeated="3" office:value-type="string">
            <text:p>Ständige Wohnbevölkerung</text:p>
          </table:table-cell>
        </table:table-row>
        <table:table-row table:style-name="ro1">
          <table:table-cell office:value-type="string">
            <text:p>Aargau</text:p>
          </table:table-cell>
          <table:table-cell office:value-type="float" office:value="627340">
            <text:p>627340</text:p>
          </table:table-cell>
          <table:table-cell office:value-type="float" office:value="313708">
            <text:p>313708</text:p>
          </table:table-cell>
          <table:table-cell office:value-type="float" office:value="313632">
            <text:p>313632</text:p>
          </table:table-cell>
        </table:table-row>
        <table:table-row table:style-name="ro2">
          <table:table-cell office:value-type="string">
            <text:p>Appenzell Ausserrhoden</text:p>
          </table:table-cell>
          <table:table-cell office:value-type="float" office:value="53438">
            <text:p>53438</text:p>
          </table:table-cell>
          <table:table-cell office:value-type="float" office:value="26872">
            <text:p>26872</text:p>
          </table:table-cell>
          <table:table-cell office:value-type="float" office:value="26566">
            <text:p>26566</text:p>
          </table:table-cell>
        </table:table-row>
        <table:table-row table:style-name="ro1">
          <table:table-cell office:value-type="string">
            <text:p>Appenzell Innerrhoden</text:p>
          </table:table-cell>
          <table:table-cell office:value-type="float" office:value="15717">
            <text:p>15717</text:p>
          </table:table-cell>
          <table:table-cell office:value-type="float" office:value="8053">
            <text:p>8053</text:p>
          </table:table-cell>
          <table:table-cell office:value-type="float" office:value="7664">
            <text:p>7664</text:p>
          </table:table-cell>
        </table:table-row>
        <table:table-row table:style-name="ro1">
          <table:table-cell office:value-type="string">
            <text:p>Basel-Landschaft</text:p>
          </table:table-cell>
          <table:table-cell office:value-type="float" office:value="276537">
            <text:p>276537</text:p>
          </table:table-cell>
          <table:table-cell office:value-type="float" office:value="135244">
            <text:p>135244</text:p>
          </table:table-cell>
          <table:table-cell office:value-type="float" office:value="141293">
            <text:p>141293</text:p>
          </table:table-cell>
        </table:table-row>
        <table:table-row table:style-name="ro1">
          <table:table-cell office:value-type="string">
            <text:p>Basel-Stadt</text:p>
          </table:table-cell>
          <table:table-cell office:value-type="float" office:value="187425">
            <text:p>187425</text:p>
          </table:table-cell>
          <table:table-cell office:value-type="float" office:value="89948">
            <text:p>89948</text:p>
          </table:table-cell>
          <table:table-cell office:value-type="float" office:value="97477">
            <text:p>97477</text:p>
          </table:table-cell>
        </table:table-row>
        <table:table-row table:style-name="ro2">
          <table:table-cell office:value-type="string">
            <text:p>Bern / Berne</text:p>
          </table:table-cell>
          <table:table-cell office:value-type="float" office:value="992617">
            <text:p>992617</text:p>
          </table:table-cell>
          <table:table-cell office:value-type="float" office:value="484658">
            <text:p>484658</text:p>
          </table:table-cell>
          <table:table-cell office:value-type="float" office:value="507959">
            <text:p>507959</text:p>
          </table:table-cell>
        </table:table-row>
        <table:table-row table:style-name="ro2">
          <table:table-cell office:value-type="string">
            <text:p>Fribourg / Freiburg</text:p>
          </table:table-cell>
          <table:table-cell office:value-type="float" office:value="291395">
            <text:p>291395</text:p>
          </table:table-cell>
          <table:table-cell office:value-type="float" office:value="145326">
            <text:p>145326</text:p>
          </table:table-cell>
          <table:table-cell office:value-type="float" office:value="146069">
            <text:p>146069</text:p>
          </table:table-cell>
        </table:table-row>
        <table:table-row table:style-name="ro2">
          <table:table-cell office:value-type="string">
            <text:p>Genève</text:p>
          </table:table-cell>
          <table:table-cell office:value-type="float" office:value="463101">
            <text:p>463101</text:p>
          </table:table-cell>
          <table:table-cell office:value-type="float" office:value="223737">
            <text:p>223737</text:p>
          </table:table-cell>
          <table:table-cell office:value-type="float" office:value="239364">
            <text:p>239364</text:p>
          </table:table-cell>
        </table:table-row>
        <table:table-row table:style-name="ro1">
          <table:table-cell office:value-type="string">
            <text:p>Glarus</text:p>
          </table:table-cell>
          <table:table-cell office:value-type="float" office:value="39369">
            <text:p>39369</text:p>
          </table:table-cell>
          <table:table-cell office:value-type="float" office:value="19904">
            <text:p>19904</text:p>
          </table:table-cell>
          <table:table-cell office:value-type="float" office:value="19465">
            <text:p>19465</text:p>
          </table:table-cell>
        </table:table-row>
        <table:table-row table:style-name="ro2">
          <table:table-cell office:value-type="string">
            <text:p>Graubünden / Grigioni / Grischun</text:p>
          </table:table-cell>
          <table:table-cell office:value-type="float" office:value="193920">
            <text:p>193920</text:p>
          </table:table-cell>
          <table:table-cell office:value-type="float" office:value="96578">
            <text:p>96578</text:p>
          </table:table-cell>
          <table:table-cell office:value-type="float" office:value="97342">
            <text:p>97342</text:p>
          </table:table-cell>
        </table:table-row>
        <table:table-row table:style-name="ro1">
          <table:table-cell office:value-type="string">
            <text:p>Jura</text:p>
          </table:table-cell>
          <table:table-cell office:value-type="float" office:value="70942">
            <text:p>70942</text:p>
          </table:table-cell>
          <table:table-cell office:value-type="float" office:value="34977">
            <text:p>34977</text:p>
          </table:table-cell>
          <table:table-cell office:value-type="float" office:value="35965">
            <text:p>35965</text:p>
          </table:table-cell>
        </table:table-row>
        <table:table-row table:style-name="ro1">
          <table:table-cell office:value-type="string">
            <text:p>Luzern</text:p>
          </table:table-cell>
          <table:table-cell office:value-type="float" office:value="386082">
            <text:p>386082</text:p>
          </table:table-cell>
          <table:table-cell office:value-type="float" office:value="191230">
            <text:p>191230</text:p>
          </table:table-cell>
          <table:table-cell office:value-type="float" office:value="194852">
            <text:p>194852</text:p>
          </table:table-cell>
        </table:table-row>
        <table:table-row table:style-name="ro2">
          <table:table-cell office:value-type="string">
            <text:p>Neuchâtel</text:p>
          </table:table-cell>
          <table:table-cell office:value-type="float" office:value="174554">
            <text:p>174554</text:p>
          </table:table-cell>
          <table:table-cell office:value-type="float" office:value="85050">
            <text:p>85050</text:p>
          </table:table-cell>
          <table:table-cell office:value-type="float" office:value="89504">
            <text:p>89504</text:p>
          </table:table-cell>
        </table:table-row>
        <table:table-row table:style-name="ro1">
          <table:table-cell office:value-type="string">
            <text:p>Nidwalden</text:p>
          </table:table-cell>
          <table:table-cell office:value-type="float" office:value="41584">
            <text:p>41584</text:p>
          </table:table-cell>
          <table:table-cell office:value-type="float" office:value="21247">
            <text:p>21247</text:p>
          </table:table-cell>
          <table:table-cell office:value-type="float" office:value="20337">
            <text:p>20337</text:p>
          </table:table-cell>
        </table:table-row>
        <table:table-row table:style-name="ro2">
          <table:table-cell office:value-type="string">
            <text:p>Obwalden</text:p>
          </table:table-cell>
          <table:table-cell office:value-type="float" office:value="36115">
            <text:p>36115</text:p>
          </table:table-cell>
          <table:table-cell office:value-type="float" office:value="18301">
            <text:p>18301</text:p>
          </table:table-cell>
          <table:table-cell office:value-type="float" office:value="17814">
            <text:p>17814</text:p>
          </table:table-cell>
        </table:table-row>
        <table:table-row table:style-name="ro1">
          <table:table-cell office:value-type="string">
            <text:p>Schaffhausen</text:p>
          </table:table-cell>
          <table:table-cell office:value-type="float" office:value="77955">
            <text:p>77955</text:p>
          </table:table-cell>
          <table:table-cell office:value-type="float" office:value="38361">
            <text:p>38361</text:p>
          </table:table-cell>
          <table:table-cell office:value-type="float" office:value="39594">
            <text:p>39594</text:p>
          </table:table-cell>
        </table:table-row>
        <table:table-row table:style-name="ro1">
          <table:table-cell office:value-type="string">
            <text:p>Schwyz</text:p>
          </table:table-cell>
          <table:table-cell office:value-type="float" office:value="149830">
            <text:p>149830</text:p>
          </table:table-cell>
          <table:table-cell office:value-type="float" office:value="76602">
            <text:p>76602</text:p>
          </table:table-cell>
          <table:table-cell office:value-type="float" office:value="73228">
            <text:p>73228</text:p>
          </table:table-cell>
        </table:table-row>
        <table:table-row table:style-name="ro1">
          <table:table-cell office:value-type="string">
            <text:p>Solothurn</text:p>
          </table:table-cell>
          <table:table-cell office:value-type="float" office:value="259283">
            <text:p>259283</text:p>
          </table:table-cell>
          <table:table-cell office:value-type="float" office:value="128386">
            <text:p>128386</text:p>
          </table:table-cell>
          <table:table-cell office:value-type="float" office:value="130897">
            <text:p>130897</text:p>
          </table:table-cell>
        </table:table-row>
        <table:table-row table:style-name="ro1">
          <table:table-cell office:value-type="string">
            <text:p>St. Gallen</text:p>
          </table:table-cell>
          <table:table-cell office:value-type="float" office:value="487060">
            <text:p>487060</text:p>
          </table:table-cell>
          <table:table-cell office:value-type="float" office:value="242619">
            <text:p>242619</text:p>
          </table:table-cell>
          <table:table-cell office:value-type="float" office:value="244441">
            <text:p>244441</text:p>
          </table:table-cell>
        </table:table-row>
        <table:table-row table:style-name="ro1">
          <table:table-cell office:value-type="string">
            <text:p>Thurgau</text:p>
          </table:table-cell>
          <table:table-cell office:value-type="float" office:value="256213">
            <text:p>256213</text:p>
          </table:table-cell>
          <table:table-cell office:value-type="float" office:value="128712">
            <text:p>128712</text:p>
          </table:table-cell>
          <table:table-cell office:value-type="float" office:value="127501">
            <text:p>127501</text:p>
          </table:table-cell>
        </table:table-row>
        <table:table-row table:style-name="ro1">
          <table:table-cell office:value-type="string">
            <text:p>Ticino</text:p>
          </table:table-cell>
          <table:table-cell office:value-type="float" office:value="341652">
            <text:p>341652</text:p>
          </table:table-cell>
          <table:table-cell office:value-type="float" office:value="165873">
            <text:p>165873</text:p>
          </table:table-cell>
          <table:table-cell office:value-type="float" office:value="175779">
            <text:p>175779</text:p>
          </table:table-cell>
        </table:table-row>
        <table:table-row table:style-name="ro1">
          <table:table-cell office:value-type="string">
            <text:p>Uri</text:p>
          </table:table-cell>
          <table:table-cell office:value-type="float" office:value="35693">
            <text:p>35693</text:p>
          </table:table-cell>
          <table:table-cell office:value-type="float" office:value="18206">
            <text:p>18206</text:p>
          </table:table-cell>
          <table:table-cell office:value-type="float" office:value="17487">
            <text:p>17487</text:p>
          </table:table-cell>
        </table:table-row>
        <table:table-row table:style-name="ro2">
          <table:table-cell office:value-type="string">
            <text:p>Valais / Wallis</text:p>
          </table:table-cell>
          <table:table-cell office:value-type="float" office:value="321732">
            <text:p>321732</text:p>
          </table:table-cell>
          <table:table-cell office:value-type="float" office:value="159279">
            <text:p>159279</text:p>
          </table:table-cell>
          <table:table-cell office:value-type="float" office:value="162453">
            <text:p>162453</text:p>
          </table:table-cell>
        </table:table-row>
        <table:table-row table:style-name="ro2">
          <table:table-cell office:value-type="string">
            <text:p>Vaud</text:p>
          </table:table-cell>
          <table:table-cell office:value-type="float" office:value="734356">
            <text:p>734356</text:p>
          </table:table-cell>
          <table:table-cell office:value-type="float" office:value="358983">
            <text:p>358983</text:p>
          </table:table-cell>
          <table:table-cell office:value-type="float" office:value="375373">
            <text:p>375373</text:p>
          </table:table-cell>
        </table:table-row>
        <table:table-row table:style-name="ro1">
          <table:table-cell office:value-type="string">
            <text:p>Zug</text:p>
          </table:table-cell>
          <table:table-cell office:value-type="float" office:value="116575">
            <text:p>116575</text:p>
          </table:table-cell>
          <table:table-cell office:value-type="float" office:value="58816">
            <text:p>58816</text:p>
          </table:table-cell>
          <table:table-cell office:value-type="float" office:value="57759">
            <text:p>57759</text:p>
          </table:table-cell>
        </table:table-row>
        <table:table-row table:style-name="ro1">
          <table:table-cell office:value-type="string">
            <text:p>Zürich</text:p>
          </table:table-cell>
          <table:table-cell office:value-type="float" office:value="1408575">
            <text:p>1408575</text:p>
          </table:table-cell>
          <table:table-cell office:value-type="float" office:value="697854">
            <text:p>697854</text:p>
          </table:table-cell>
          <table:table-cell office:value-type="float" office:value="710721">
            <text:p>710721</text:p>
          </table:table-cell>
        </table:table-row>
        <table:table-row table:style-name="ro1" table:number-rows-repeated="8">
          <table:table-cell table:number-columns-repeated="4"/>
        </table:table-row>
        <table:table-row table:style-name="ro1">
          <table:table-cell table:number-columns-repeated="4"/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string">
            <text:p><text:s/></text:p>
          </table:table-cell>
          <table:table-cell table:number-columns-repeated="3"/>
        </table:table-row>
        <table:table-row table:style-name="ro1" table:number-rows-repeated="1048529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metainfo" table:style-name="ta2">
        <office:forms form:automatic-focus="false" form:apply-design-mode="false"/>
        <table:table-column table:style-name="co2" table:default-cell-style-name="Default"/>
        <table:table-row table:style-name="ro1">
          <table:table-cell office:value-type="string">
            <text:p>Metainformation: </text:p>
          </table:table-cell>
        </table:table-row>
        <table:table-row table:style-name="ro1">
          <table:table-cell office:value-type="string">
            <text:p>Letzte Änderungen: <text:s/>Neuer Datensatz (Jahr 2012) </text:p>
          </table:table-cell>
        </table:table-row>
        <table:table-row table:style-name="ro1">
          <table:table-cell office:value-type="string">
            <text:p>Erhebungsstichtag: 31. Dezember </text:p>
          </table:table-cell>
        </table:table-row>
        <table:table-row table:style-name="ro1">
          <table:table-cell office:value-type="string">
            <text:p>Raumbezug: Gemeinden / 01.04.2012 </text:p>
          </table:table-cell>
        </table:table-row>
        <table:table-row table:style-name="ro1">
          <table:table-cell office:value-type="string">
            <text:p>Statistik der Bevölkerung und der Haushalte </text:p>
          </table:table-cell>
        </table:table-row>
        <table:table-row table:style-name="ro2">
          <table:table-cell office:value-type="string">
            <text:p>((http://www.bfs.admin.ch/bfs/portal/de/index/infothek/erhebungen__qu-</text:p>
          </table:table-cell>
        </table:table-row>
        <table:table-row table:style-name="ro2">
          <table:table-cell office:value-type="string">
            <text:p>ellen/blank/blank/statpop/01.html TARGET=_blank) STATPOP) </text:p>
          </table:table-cell>
        </table:table-row>
        <table:table-row table:style-name="ro2">
          <table:table-cell office:value-type="string">
            <text:p>(http://www.bfs.admin.ch/bfs/portal/de/index/infothek/erhebungen__que-</text:p>
          </table:table-cell>
        </table:table-row>
        <table:table-row table:style-name="ro2">
          <table:table-cell office:value-type="string">
            <text:p>llen/blank/blank/statpop/02.html TARGET=_blank) Definition der </text:p>
          </table:table-cell>
        </table:table-row>
        <table:table-row table:style-name="ro1">
          <table:table-cell office:value-type="string">
            <text:p>ständigen Wohnbevölkerung </text:p>
          </table:table-cell>
        </table:table-row>
      </table:table>
      <table:table table:name="Sheet3" table:style-name="ta2">
        <office:forms form:automatic-focus="false" form:apply-design-mode="false"/>
        <table:table-column table:style-name="co2" table:number-columns-repeated="3" table:default-cell-style-name="Default"/>
        <table:table-row table:style-name="ro1">
          <table:table-cell office:value-type="float" office:value="627340">
            <text:p>627340</text:p>
          </table:table-cell>
          <table:table-cell office:value-type="float" office:value="313708">
            <text:p>313708</text:p>
          </table:table-cell>
          <table:table-cell office:value-type="float" office:value="313632">
            <text:p>313632</text:p>
          </table:table-cell>
        </table:table-row>
        <table:table-row table:style-name="ro1">
          <table:table-cell office:value-type="float" office:value="53438">
            <text:p>53438</text:p>
          </table:table-cell>
          <table:table-cell office:value-type="float" office:value="26872">
            <text:p>26872</text:p>
          </table:table-cell>
          <table:table-cell office:value-type="float" office:value="26566">
            <text:p>26566</text:p>
          </table:table-cell>
        </table:table-row>
        <table:table-row table:style-name="ro1">
          <table:table-cell office:value-type="float" office:value="15717">
            <text:p>15717</text:p>
          </table:table-cell>
          <table:table-cell office:value-type="float" office:value="8053">
            <text:p>8053</text:p>
          </table:table-cell>
          <table:table-cell office:value-type="float" office:value="7664">
            <text:p>7664</text:p>
          </table:table-cell>
        </table:table-row>
        <table:table-row table:style-name="ro1">
          <table:table-cell office:value-type="float" office:value="276537">
            <text:p>276537</text:p>
          </table:table-cell>
          <table:table-cell office:value-type="float" office:value="135244">
            <text:p>135244</text:p>
          </table:table-cell>
          <table:table-cell office:value-type="float" office:value="141293">
            <text:p>141293</text:p>
          </table:table-cell>
        </table:table-row>
        <table:table-row table:style-name="ro1">
          <table:table-cell office:value-type="float" office:value="187425">
            <text:p>187425</text:p>
          </table:table-cell>
          <table:table-cell office:value-type="float" office:value="89948">
            <text:p>89948</text:p>
          </table:table-cell>
          <table:table-cell office:value-type="float" office:value="97477">
            <text:p>97477</text:p>
          </table:table-cell>
        </table:table-row>
        <table:table-row table:style-name="ro1">
          <table:table-cell office:value-type="float" office:value="992617">
            <text:p>992617</text:p>
          </table:table-cell>
          <table:table-cell office:value-type="float" office:value="484658">
            <text:p>484658</text:p>
          </table:table-cell>
          <table:table-cell office:value-type="float" office:value="507959">
            <text:p>507959</text:p>
          </table:table-cell>
        </table:table-row>
        <table:table-row table:style-name="ro1">
          <table:table-cell office:value-type="float" office:value="291395">
            <text:p>291395</text:p>
          </table:table-cell>
          <table:table-cell office:value-type="float" office:value="145326">
            <text:p>145326</text:p>
          </table:table-cell>
          <table:table-cell office:value-type="float" office:value="146069">
            <text:p>146069</text:p>
          </table:table-cell>
        </table:table-row>
        <table:table-row table:style-name="ro1">
          <table:table-cell office:value-type="float" office:value="463101">
            <text:p>463101</text:p>
          </table:table-cell>
          <table:table-cell office:value-type="float" office:value="223737">
            <text:p>223737</text:p>
          </table:table-cell>
          <table:table-cell office:value-type="float" office:value="239364">
            <text:p>239364</text:p>
          </table:table-cell>
        </table:table-row>
        <table:table-row table:style-name="ro1">
          <table:table-cell office:value-type="float" office:value="39369">
            <text:p>39369</text:p>
          </table:table-cell>
          <table:table-cell office:value-type="float" office:value="19904">
            <text:p>19904</text:p>
          </table:table-cell>
          <table:table-cell office:value-type="float" office:value="19465">
            <text:p>19465</text:p>
          </table:table-cell>
        </table:table-row>
        <table:table-row table:style-name="ro1">
          <table:table-cell office:value-type="float" office:value="193920">
            <text:p>193920</text:p>
          </table:table-cell>
          <table:table-cell office:value-type="float" office:value="96578">
            <text:p>96578</text:p>
          </table:table-cell>
          <table:table-cell office:value-type="float" office:value="97342">
            <text:p>97342</text:p>
          </table:table-cell>
        </table:table-row>
        <table:table-row table:style-name="ro1">
          <table:table-cell office:value-type="float" office:value="70942">
            <text:p>70942</text:p>
          </table:table-cell>
          <table:table-cell office:value-type="float" office:value="34977">
            <text:p>34977</text:p>
          </table:table-cell>
          <table:table-cell office:value-type="float" office:value="35965">
            <text:p>35965</text:p>
          </table:table-cell>
        </table:table-row>
        <table:table-row table:style-name="ro1">
          <table:table-cell office:value-type="float" office:value="386082">
            <text:p>386082</text:p>
          </table:table-cell>
          <table:table-cell office:value-type="float" office:value="191230">
            <text:p>191230</text:p>
          </table:table-cell>
          <table:table-cell office:value-type="float" office:value="194852">
            <text:p>194852</text:p>
          </table:table-cell>
        </table:table-row>
        <table:table-row table:style-name="ro1">
          <table:table-cell office:value-type="float" office:value="174554">
            <text:p>174554</text:p>
          </table:table-cell>
          <table:table-cell office:value-type="float" office:value="85050">
            <text:p>85050</text:p>
          </table:table-cell>
          <table:table-cell office:value-type="float" office:value="89504">
            <text:p>89504</text:p>
          </table:table-cell>
        </table:table-row>
        <table:table-row table:style-name="ro1">
          <table:table-cell office:value-type="float" office:value="41584">
            <text:p>41584</text:p>
          </table:table-cell>
          <table:table-cell office:value-type="float" office:value="21247">
            <text:p>21247</text:p>
          </table:table-cell>
          <table:table-cell office:value-type="float" office:value="20337">
            <text:p>20337</text:p>
          </table:table-cell>
        </table:table-row>
        <table:table-row table:style-name="ro1">
          <table:table-cell office:value-type="float" office:value="36115">
            <text:p>36115</text:p>
          </table:table-cell>
          <table:table-cell office:value-type="float" office:value="18301">
            <text:p>18301</text:p>
          </table:table-cell>
          <table:table-cell office:value-type="float" office:value="17814">
            <text:p>17814</text:p>
          </table:table-cell>
        </table:table-row>
        <table:table-row table:style-name="ro1">
          <table:table-cell office:value-type="float" office:value="77955">
            <text:p>77955</text:p>
          </table:table-cell>
          <table:table-cell office:value-type="float" office:value="38361">
            <text:p>38361</text:p>
          </table:table-cell>
          <table:table-cell office:value-type="float" office:value="39594">
            <text:p>39594</text:p>
          </table:table-cell>
        </table:table-row>
        <table:table-row table:style-name="ro1">
          <table:table-cell office:value-type="float" office:value="149830">
            <text:p>149830</text:p>
          </table:table-cell>
          <table:table-cell office:value-type="float" office:value="76602">
            <text:p>76602</text:p>
          </table:table-cell>
          <table:table-cell office:value-type="float" office:value="73228">
            <text:p>73228</text:p>
          </table:table-cell>
        </table:table-row>
        <table:table-row table:style-name="ro1">
          <table:table-cell office:value-type="float" office:value="259283">
            <text:p>259283</text:p>
          </table:table-cell>
          <table:table-cell office:value-type="float" office:value="128386">
            <text:p>128386</text:p>
          </table:table-cell>
          <table:table-cell office:value-type="float" office:value="130897">
            <text:p>130897</text:p>
          </table:table-cell>
        </table:table-row>
        <table:table-row table:style-name="ro1">
          <table:table-cell office:value-type="float" office:value="487060">
            <text:p>487060</text:p>
          </table:table-cell>
          <table:table-cell office:value-type="float" office:value="242619">
            <text:p>242619</text:p>
          </table:table-cell>
          <table:table-cell office:value-type="float" office:value="244441">
            <text:p>244441</text:p>
          </table:table-cell>
        </table:table-row>
        <table:table-row table:style-name="ro1">
          <table:table-cell office:value-type="float" office:value="256213">
            <text:p>256213</text:p>
          </table:table-cell>
          <table:table-cell office:value-type="float" office:value="128712">
            <text:p>128712</text:p>
          </table:table-cell>
          <table:table-cell office:value-type="float" office:value="127501">
            <text:p>127501</text:p>
          </table:table-cell>
        </table:table-row>
        <table:table-row table:style-name="ro1">
          <table:table-cell office:value-type="float" office:value="341652">
            <text:p>341652</text:p>
          </table:table-cell>
          <table:table-cell office:value-type="float" office:value="165873">
            <text:p>165873</text:p>
          </table:table-cell>
          <table:table-cell office:value-type="float" office:value="175779">
            <text:p>175779</text:p>
          </table:table-cell>
        </table:table-row>
        <table:table-row table:style-name="ro1">
          <table:table-cell office:value-type="float" office:value="35693">
            <text:p>35693</text:p>
          </table:table-cell>
          <table:table-cell office:value-type="float" office:value="18206">
            <text:p>18206</text:p>
          </table:table-cell>
          <table:table-cell office:value-type="float" office:value="17487">
            <text:p>17487</text:p>
          </table:table-cell>
        </table:table-row>
        <table:table-row table:style-name="ro1">
          <table:table-cell office:value-type="float" office:value="321732">
            <text:p>321732</text:p>
          </table:table-cell>
          <table:table-cell office:value-type="float" office:value="159279">
            <text:p>159279</text:p>
          </table:table-cell>
          <table:table-cell office:value-type="float" office:value="162453">
            <text:p>162453</text:p>
          </table:table-cell>
        </table:table-row>
        <table:table-row table:style-name="ro1">
          <table:table-cell office:value-type="float" office:value="734356">
            <text:p>734356</text:p>
          </table:table-cell>
          <table:table-cell office:value-type="float" office:value="358983">
            <text:p>358983</text:p>
          </table:table-cell>
          <table:table-cell office:value-type="float" office:value="375373">
            <text:p>375373</text:p>
          </table:table-cell>
        </table:table-row>
        <table:table-row table:style-name="ro1">
          <table:table-cell office:value-type="float" office:value="116575">
            <text:p>116575</text:p>
          </table:table-cell>
          <table:table-cell office:value-type="float" office:value="58816">
            <text:p>58816</text:p>
          </table:table-cell>
          <table:table-cell office:value-type="float" office:value="57759">
            <text:p>57759</text:p>
          </table:table-cell>
        </table:table-row>
        <table:table-row table:style-name="ro1">
          <table:table-cell office:value-type="float" office:value="1408575">
            <text:p>1408575</text:p>
          </table:table-cell>
          <table:table-cell office:value-type="float" office:value="697854">
            <text:p>697854</text:p>
          </table:table-cell>
          <table:table-cell office:value-type="float" office:value="710721">
            <text:p>710721</text:p>
          </table:table-cell>
        </table:table-row>
      </table:table>
      <table:named-expressions/>
      <table:database-ranges>
        <table:database-range table:name="__Anonymous_Sheet_DB__0" table:target-range-address="'px-d-01-2A002013116101785'.A8:'px-d-01-2A002013116101785'.D3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de" fo:country="AT" style:font-name-asian="Bitstream Vera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9839in" fo:margin-bottom="0.9839in" fo:margin-left="0.748in" fo:margin-right="0.748in" style:first-page-number="continue" style:writing-mode="lr-tb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x-d-01-2A002013116101785" style:display-name="PageStyle_px-d-01-2A002013116101785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meta:document-statistic meta:table-count="3" meta:cell-count="202" meta:object-count="0"/>
  </office:meta>
</office:document-meta>
</file>